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4.9209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3.1091in"/>
    </style:style>
    <style:style style:name="co7" style:family="table-column">
      <style:table-column-properties fo:break-before="auto" style:column-width="3.25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Liberation Sans" style:font-name-asian="DejaVu Sans" style:font-name-complex="Lohit Hindi"/>
    </style:style>
    <style:style style:name="ce3" style:family="table-cell" style:parent-style-name="Default">
      <style:table-cell-properties fo:wrap-option="wrap"/>
      <style:text-properties style:font-name-asian="DejaVu Sans" style:font-name-complex="Lohit Hindi"/>
    </style:style>
    <style:style style:name="ce4" style:family="table-cell" style:parent-style-name="Default">
      <style:text-properties style:font-name="Liberation Sans" style:font-name-asian="DejaVu Sans" style:font-name-complex="Lohit Hindi"/>
    </style:style>
    <style:style style:name="ce5" style:family="table-cell" style:parent-style-name="Default">
      <style:text-properties style:font-name-asian="DejaVu Sans" style:font-name-complex="Lohit Hindi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7" table:default-cell-style-name="ce1"/>
        <table:table-row table:style-name="ro1">
          <table:table-cell office:value-type="string">
            <text:p>cor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rivate</text:p>
          </table:table-cell>
          <table:table-cell office:value-type="string">
            <text:p>__init__()</text:p>
          </table:table-cell>
          <table:table-cell table:number-columns-repeated="2" office:value-type="string">
            <text:p>-</text:p>
          </table:table-cell>
          <table:table-cell office:value-type="string">
            <text:p>constructo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rivate</text:p>
          </table:table-cell>
          <table:table-cell office:value-type="string">
            <text:p>locateTemplates()</text:p>
          </table:table-cell>
          <table:table-cell table:number-columns-repeated="2" office:value-type="string">
            <text:p>-</text:p>
          </table:table-cell>
          <table:table-cell office:value-type="string">
            <text:p>called by configure(), seek and load default and user defined objects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rivate</text:p>
          </table:table-cell>
          <table:table-cell office:value-type="string">
            <text:p>inputs()</text:p>
          </table:table-cell>
          <table:table-cell table:number-columns-repeated="2" office:value-type="string">
            <text:p>-</text:p>
          </table:table-cell>
          <table:table-cell office:value-type="string">
            <text:p>called by update(), gather mouse and keyboard events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rivate</text:p>
          </table:table-cell>
          <table:table-cell office:value-type="string">
            <text:p>storeGeneratedRef()</text:p>
          </table:table-cell>
          <table:table-cell office:value-type="string">
            <text:p>[blender object:none] o</text:p>
          </table:table-cell>
          <table:table-cell office:value-type="string">
            <text:p>string</text:p>
          </table:table-cell>
          <table:table-cell office:value-type="string">
            <text:p>store the relation between the unique name and the object</text:p>
          </table:table-cell>
          <table:table-cell office:value-type="string">
            <text:p>pbge.storeGeneratedRef( mycopiedobject )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rivate</text:p>
          </table:table-cell>
          <table:table-cell office:value-type="string">
            <text:p>makeUnique()</text:p>
          </table:table-cell>
          <table:table-cell office:value-type="string">
            <text:p>[string:none] name</text:p>
          </table:table-cell>
          <table:table-cell office:value-type="string">
            <text:p>string</text:p>
          </table:table-cell>
          <table:table-cell office:value-type="string">
            <text:p>called by storeGeneratedRef(), generate a unique name and return it, returns 0 if name is already unique</text:p>
          </table:table-cell>
          <table:table-cell office:value-type="string">
            <text:p>pbge.makeUnique( 'objectname' )</text:p>
          </table:table-cell>
          <table:table-cell table:number-columns-repeated="1017"/>
        </table:table-row>
        <table:table-row table:style-name="ro1">
          <table:table-cell office:value-type="string">
            <text:p>global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PI</text:p>
          </table:table-cell>
          <table:table-cell table:number-columns-repeated="2"/>
          <table:table-cell office:value-type="string">
            <text:p>the number PI</text:p>
          </table:table-cell>
          <table:table-cell table:style-name="ce2" office:value-type="string">
            <text:p>pbge.PI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HALF_PI</text:p>
          </table:table-cell>
          <table:table-cell table:number-columns-repeated="2"/>
          <table:table-cell office:value-type="string">
            <text:p>half of PI</text:p>
          </table:table-cell>
          <table:table-cell table:style-name="ce2" office:value-type="string">
            <text:p>pbge.HALF_PI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TWO_PI</text:p>
          </table:table-cell>
          <table:table-cell table:number-columns-repeated="2"/>
          <table:table-cell office:value-type="string">
            <text:p>two times PI</text:p>
          </table:table-cell>
          <table:table-cell table:style-name="ce2" office:value-type="string">
            <text:p>pbge.TWO_PI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ARROW_UP</text:p>
          </table:table-cell>
          <table:table-cell table:number-columns-repeated="2"/>
          <table:table-cell office:value-type="string">
            <text:p>the arrow up char</text:p>
          </table:table-cell>
          <table:table-cell table:style-name="ce2" office:value-type="string">
            <text:p>if ( pbge.keyActive( pbge.ARROW_UP ) ):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ARROW_RIGHT</text:p>
          </table:table-cell>
          <table:table-cell table:number-columns-repeated="2"/>
          <table:table-cell office:value-type="string">
            <text:p>the arrow right char</text:p>
          </table:table-cell>
          <table:table-cell table:style-name="ce2" office:value-type="string">
            <text:p>if ( pbge.keyActive( pbge.ARROW_RIGHT ) ):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ARROW_DOWN</text:p>
          </table:table-cell>
          <table:table-cell table:number-columns-repeated="2"/>
          <table:table-cell office:value-type="string">
            <text:p>the arrow down char</text:p>
          </table:table-cell>
          <table:table-cell table:style-name="ce2" office:value-type="string">
            <text:p>if ( pbge.keyActive( pbge.ARROW_DOWN ) ):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ARROW_LEFT</text:p>
          </table:table-cell>
          <table:table-cell table:number-columns-repeated="2"/>
          <table:table-cell office:value-type="string">
            <text:p>the arrow left char</text:p>
          </table:table-cell>
          <table:table-cell table:style-name="ce2" office:value-type="string">
            <text:p>if ( pbge.keyActive( pbge.ARROW_LEFT ) ):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width</text:p>
          </table:table-cell>
          <table:table-cell table:number-columns-repeated="2"/>
          <table:table-cell office:value-type="string">
            <text:p>viewport width</text:p>
          </table:table-cell>
          <table:table-cell office:value-type="string">
            <text:p>pbge.width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height</text:p>
          </table:table-cell>
          <table:table-cell table:number-columns-repeated="2"/>
          <table:table-cell office:value-type="string">
            <text:p>viewport height</text:p>
          </table:table-cell>
          <table:table-cell office:value-type="string">
            <text:p>pbge.heigh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framecount</text:p>
          </table:table-cell>
          <table:table-cell table:number-columns-repeated="2"/>
          <table:table-cell office:value-type="string">
            <text:p>number of frames since the game started</text:p>
          </table:table-cell>
          <table:table-cell table:style-name="ce2" office:value-type="string">
            <text:p><text:span text:style-name="T1">pbge.framecount</text:span>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mouseX</text:p>
          </table:table-cell>
          <table:table-cell table:number-columns-repeated="2"/>
          <table:table-cell office:value-type="string">
            <text:p>x position of the mouse relative to viewport ( normalized )</text:p>
          </table:table-cell>
          <table:table-cell table:style-name="ce2" office:value-type="string">
            <text:p>pbge.mouseX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mouseY</text:p>
          </table:table-cell>
          <table:table-cell table:number-columns-repeated="2"/>
          <table:table-cell office:value-type="string">
            <text:p>y position of the mouse relative to viewport ( normalized )</text:p>
          </table:table-cell>
          <table:table-cell table:style-name="ce2" office:value-type="string">
            <text:p>pbge.mouseY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cene</text:p>
          </table:table-cell>
          <table:table-cell table:number-columns-repeated="2"/>
          <table:table-cell office:value-type="string">
            <text:p>reference of the current blender scene</text:p>
          </table:table-cell>
          <table:table-cell table:style-name="ce2" office:value-type="string">
            <text:p>pbge.scene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templates</text:p>
          </table:table-cell>
          <table:table-cell table:number-columns-repeated="2"/>
          <table:table-cell office:value-type="string">
            <text:p>list of template objects, containing the models that will be used by all “create*” methods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>
            <text:p>basic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isconfigured()</text:p>
          </table:table-cell>
          <table:table-cell office:value-type="string">
            <text:p>-</text:p>
          </table:table-cell>
          <table:table-cell office:value-type="string">
            <text:p>boolean</text:p>
          </table:table-cell>
          <table:table-cell office:value-type="string">
            <text:p>return true if object has been successfully configured</text:p>
          </table:table-cell>
          <table:table-cell office:value-type="string">
            <text:p>if ( pbge.isconfigured() ):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onfigure()</text:p>
          </table:table-cell>
          <table:table-cell/>
          <table:table-cell office:value-type="string">
            <text:p>-</text:p>
          </table:table-cell>
          <table:table-cell office:value-type="string">
            <text:p>called one time once the game engine is started </text:p>
          </table:table-cell>
          <table:table-cell table:style-name="ce2"/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onfigure()</text:p>
          </table:table-cell>
          <table:table-cell office:value-type="string">
            <text:p>[boolean:True] verbose</text:p>
          </table:table-cell>
          <table:table-cell office:value-type="string">
            <text:p>-</text:p>
          </table:table-cell>
          <table:table-cell office:value-type="string">
            <text:p>called one time once the game engine is started </text:p>
          </table:table-cell>
          <table:table-cell table:style-name="ce3" office:value-type="string">
            <text:p>pbge.configure( False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update()</text:p>
          </table:table-cell>
          <table:table-cell table:number-columns-repeated="2" office:value-type="string">
            <text:p>-</text:p>
          </table:table-cell>
          <table:table-cell office:value-type="string">
            <text:p>called at each refresh, the method gathers inputs events &amp; OSC message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enableVerbose()</text:p>
          </table:table-cell>
          <table:table-cell table:number-columns-repeated="2" office:value-type="string">
            <text:p>-</text:p>
          </table:table-cell>
          <table:table-cell office:value-type="string">
            <text:p>enable verbose mod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disableVerbose()</text:p>
          </table:table-cell>
          <table:table-cell table:number-columns-repeated="2" office:value-type="string">
            <text:p>-</text:p>
          </table:table-cell>
          <table:table-cell office:value-type="string">
            <text:p>disable verbose mode</text:p>
          </table:table-cell>
          <table:table-cell table:style-name="ce2"/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howMouse()</text:p>
          </table:table-cell>
          <table:table-cell table:number-columns-repeated="2" office:value-type="string">
            <text:p>-</text:p>
          </table:table-cell>
          <table:table-cell office:value-type="string">
            <text:p>show mouse pointer when game engine is on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hideMouse()</text:p>
          </table:table-cell>
          <table:table-cell table:number-columns-repeated="2" office:value-type="string">
            <text:p>-</text:p>
          </table:table-cell>
          <table:table-cell office:value-type="string">
            <text:p>hide mouse pointer when game engine is on</text:p>
          </table:table-cell>
          <table:table-cell table:number-columns-repeated="1018"/>
        </table:table-row>
        <table:table-row table:style-name="ro1">
          <table:table-cell office:value-type="string">
            <text:p>interaction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keyPressed()</text:p>
          </table:table-cell>
          <table:table-cell office:value-type="string">
            <text:p>[char:none] char</text:p>
          </table:table-cell>
          <table:table-cell office:value-type="string">
            <text:p>boolean</text:p>
          </table:table-cell>
          <table:table-cell office:value-type="string">
            <text:p>return true if key has just been pressed</text:p>
          </table:table-cell>
          <table:table-cell office:value-type="string">
            <text:p>if ( pbge.keyPressed( 'a' ) ):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keyReleased()</text:p>
          </table:table-cell>
          <table:table-cell office:value-type="string">
            <text:p>[char:none] char</text:p>
          </table:table-cell>
          <table:table-cell office:value-type="string">
            <text:p>boolean</text:p>
          </table:table-cell>
          <table:table-cell office:value-type="string">
            <text:p>return true if key has just been released</text:p>
          </table:table-cell>
          <table:table-cell office:value-type="string">
            <text:p>if ( pbge.keyReleased( 'a' ) ):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keyActive()</text:p>
          </table:table-cell>
          <table:table-cell office:value-type="string">
            <text:p>[char:none] char</text:p>
          </table:table-cell>
          <table:table-cell office:value-type="string">
            <text:p>boolean</text:p>
          </table:table-cell>
          <table:table-cell office:value-type="string">
            <text:p>return true if key is currently pressed</text:p>
          </table:table-cell>
          <table:table-cell office:value-type="string">
            <text:p>if ( pbge.keyActive( 'a' ) ):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apsActive()</text:p>
          </table:table-cell>
          <table:table-cell office:value-type="string">
            <text:p>-</text:p>
          </table:table-cell>
          <table:table-cell office:value-type="string">
            <text:p>boolean</text:p>
          </table:table-cell>
          <table:table-cell office:value-type="string">
            <text:p>return true if cap key is currently pressed</text:p>
          </table:table-cell>
          <table:table-cell office:value-type="string">
            <text:p>if ( pbge.capsActive() ):</text:p>
          </table:table-cell>
          <table:table-cell table:number-columns-repeated="1017"/>
        </table:table-row>
        <table:table-row table:style-name="ro1">
          <table:table-cell office:value-type="string">
            <text:p>creation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Plane()</text:p>
          </table:table-cell>
          <table:table-cell/>
          <table:table-cell office:value-type="string">
            <text:p>blender object</text:p>
          </table:table-cell>
          <table:table-cell office:value-type="string">
            <text:p>add a new plane to the scene at position (0,0,0), returns 0 if the template is not found during configure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Plane()</text:p>
          </table:table-cell>
          <table:table-cell office:value-type="string">
            <text:p>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plane to the scene at position (x,y,z), returns 0 if the template is not found during configure</text:p>
          </table:table-cell>
          <table:table-cell office:value-type="string">
            <text:p>pbge.createPlane( -1.2, -0.5, 1 )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public</text:p>
          </table:table-cell>
          <table:table-cell office:value-type="string">
            <text:p>createPlane()</text:p>
          </table:table-cell>
          <table:table-cell office:value-type="string">
            <text:p>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plane to the scene at position (x,y,z) and specify the number of frames the object will stay in the scene, returns 0 if the template is not found during configure</text:p>
          </table:table-cell>
          <table:table-cell table:style-name="ce2" office:value-type="string">
            <text:p><text:span text:style-name="T1">pbge.createPlane( -1.2, -0.5, 1, 300 )</text:span>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Cube()</text:p>
          </table:table-cell>
          <table:table-cell/>
          <table:table-cell office:value-type="string">
            <text:p>blender object</text:p>
          </table:table-cell>
          <table:table-cell office:value-type="string">
            <text:p>add a new cube to the scene at position (0,0,0), returns 0 if the template is not found during configure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Cube()</text:p>
          </table:table-cell>
          <table:table-cell office:value-type="string">
            <text:p>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cube to the scene at position (x,y,z), returns 0 if the template is not found during configure</text:p>
          </table:table-cell>
          <table:table-cell office:value-type="string">
            <text:p>pbge.createCube( -1.2, -0.5, 1 )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public</text:p>
          </table:table-cell>
          <table:table-cell office:value-type="string">
            <text:p>createCube()</text:p>
          </table:table-cell>
          <table:table-cell office:value-type="string">
            <text:p>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cube to the scene at position (x,y,z) and specify the number of frames the object will stay in the scene, returns 0 if the template is not found during configure</text:p>
          </table:table-cell>
          <table:table-cell table:style-name="ce2" office:value-type="string">
            <text:p><text:span text:style-name="T1">pbge.createCube( -1.2, -0.5, 1, 300 )</text:span>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Sphere()</text:p>
          </table:table-cell>
          <table:table-cell/>
          <table:table-cell office:value-type="string">
            <text:p>blender object</text:p>
          </table:table-cell>
          <table:table-cell office:value-type="string">
            <text:p>add a new sphere to the scene at position (0,0,0), returns 0 if the template is not found during configure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Sphere()</text:p>
          </table:table-cell>
          <table:table-cell office:value-type="string">
            <text:p>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sphere to the scene at position (x,y,z), returns 0 if the template is not found during configure</text:p>
          </table:table-cell>
          <table:table-cell office:value-type="string">
            <text:p>pbge.createSphere( -1.2, -0.5, 1 )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public</text:p>
          </table:table-cell>
          <table:table-cell office:value-type="string">
            <text:p>createSphere()</text:p>
          </table:table-cell>
          <table:table-cell office:value-type="string">
            <text:p>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sphere to the scene at position (x,y,z) and specify the number of frames the object will stay in the scene, returns 0 if the template is not found during configure</text:p>
          </table:table-cell>
          <table:table-cell table:style-name="ce2" office:value-type="string">
            <text:p><text:span text:style-name="T1">pbge.createSphere( -1.2, -0.5, 1, 300 )</text:span>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Empty()</text:p>
          </table:table-cell>
          <table:table-cell/>
          <table:table-cell office:value-type="string">
            <text:p>blender object</text:p>
          </table:table-cell>
          <table:table-cell office:value-type="string">
            <text:p>add a new empty to the scene at position (0,0,0), returns 0 if the template is not found during configure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Empty()</text:p>
          </table:table-cell>
          <table:table-cell office:value-type="string">
            <text:p>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empty to the scene at position (x,y,z), returns 0 if the template is not found during configure</text:p>
          </table:table-cell>
          <table:table-cell office:value-type="string">
            <text:p>pbge.createEmpty( -1.2, -0.5, 1 )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public</text:p>
          </table:table-cell>
          <table:table-cell office:value-type="string">
            <text:p>createEmpty()</text:p>
          </table:table-cell>
          <table:table-cell office:value-type="string">
            <text:p>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empty to the scene at position (x,y,z) and specify the number of frames the object will stay in the scene, returns 0 if the template is not found during configure</text:p>
          </table:table-cell>
          <table:table-cell table:style-name="ce2" office:value-type="string">
            <text:p><text:span text:style-name="T1">pbge.createEmpty( -1.2, -0.5, 1, 300 )</text:span>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Spot()</text:p>
          </table:table-cell>
          <table:table-cell/>
          <table:table-cell office:value-type="string">
            <text:p>blender object</text:p>
          </table:table-cell>
          <table:table-cell office:value-type="string">
            <text:p>add a new spotlight to the scene at position (0,0,0), returns 0 if the template is not found during configure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Spot()</text:p>
          </table:table-cell>
          <table:table-cell office:value-type="string">
            <text:p>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spotlight to the scene at position (x,y,z), returns 0 if the template is not found during configure</text:p>
          </table:table-cell>
          <table:table-cell office:value-type="string">
            <text:p>pbge.createSpot( -1.2, -0.5, 1 )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public</text:p>
          </table:table-cell>
          <table:table-cell office:value-type="string">
            <text:p>createSpot()</text:p>
          </table:table-cell>
          <table:table-cell office:value-type="string">
            <text:p>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spotlight to the scene at position (x,y,z) and specify the number of frames the object will stay in the scene, returns 0 if the template is not found during configure</text:p>
          </table:table-cell>
          <table:table-cell table:style-name="ce2" office:value-type="string">
            <text:p><text:span text:style-name="T1">pbge.createSpot( -1.2, -0.5, 1, 300 )</text:span>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Cylinder()</text:p>
          </table:table-cell>
          <table:table-cell/>
          <table:table-cell office:value-type="string">
            <text:p>blender object</text:p>
          </table:table-cell>
          <table:table-cell office:value-type="string">
            <text:p>add a new cylinder to the scene at position (0,0,0), returns 0 if the template is not found during configure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Cylinder()</text:p>
          </table:table-cell>
          <table:table-cell office:value-type="string">
            <text:p>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cylinder to the scene at position (x,y,z), returns 0 if the template is not found during configure</text:p>
          </table:table-cell>
          <table:table-cell office:value-type="string">
            <text:p>pbge.createCylinder( -1.2, -0.5, 1 )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public</text:p>
          </table:table-cell>
          <table:table-cell office:value-type="string">
            <text:p>createCylinder()</text:p>
          </table:table-cell>
          <table:table-cell office:value-type="string">
            <text:p>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cylinder to the scene at position (x,y,z) and specify the number of frames the object will stay in the scene, returns 0 if the template is not found during configure</text:p>
          </table:table-cell>
          <table:table-cell table:style-name="ce2" office:value-type="string">
            <text:p><text:span text:style-name="T1">pbge.createCylinder( -1.2, -0.5, 1, 300 )</text:span>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Circle()</text:p>
          </table:table-cell>
          <table:table-cell/>
          <table:table-cell office:value-type="string">
            <text:p>blender object</text:p>
          </table:table-cell>
          <table:table-cell office:value-type="string">
            <text:p>add a new circle to the scene at position (0,0,0), returns 0 if the template is not found during configure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Circle()</text:p>
          </table:table-cell>
          <table:table-cell office:value-type="string">
            <text:p>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circle to the scene at position (x,y,z), returns 0 if the template is not found during configure</text:p>
          </table:table-cell>
          <table:table-cell office:value-type="string">
            <text:p>pbge.createCircle( -1.2, -0.5, 1 )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public</text:p>
          </table:table-cell>
          <table:table-cell office:value-type="string">
            <text:p>createCircle()</text:p>
          </table:table-cell>
          <table:table-cell office:value-type="string">
            <text:p>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circle to the scene at position (x,y,z) and specify the number of frames the object will stay in the scene, returns 0 if the template is not found during configure</text:p>
          </table:table-cell>
          <table:table-cell table:style-name="ce2" office:value-type="string">
            <text:p><text:span text:style-name="T1">pbge.createCircle( -1.2, -0.5, 1, 300 )</text:span>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Square()</text:p>
          </table:table-cell>
          <table:table-cell/>
          <table:table-cell office:value-type="string">
            <text:p>blender object</text:p>
          </table:table-cell>
          <table:table-cell office:value-type="string">
            <text:p>add a new square to the scene at position (0,0,0), returns 0 if the template is not found during configure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Square()</text:p>
          </table:table-cell>
          <table:table-cell office:value-type="string">
            <text:p>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square to the scene at position (x,y,z), returns 0 if the template is not found during configure</text:p>
          </table:table-cell>
          <table:table-cell office:value-type="string">
            <text:p>pbge.createSquare( -1.2, -0.5, 1 )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public</text:p>
          </table:table-cell>
          <table:table-cell office:value-type="string">
            <text:p>createSquare()</text:p>
          </table:table-cell>
          <table:table-cell office:value-type="string">
            <text:p>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square to the scene at position (x,y,z) and specify the number of frames the object will stay in the scene, returns 0 if the template is not found during configure</text:p>
          </table:table-cell>
          <table:table-cell table:style-name="ce2" office:value-type="string">
            <text:p><text:span text:style-name="T1">pbge.createSquare( -1.2, -0.5, 1, 300 )</text:span>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Triangle()</text:p>
          </table:table-cell>
          <table:table-cell/>
          <table:table-cell office:value-type="string">
            <text:p>blender object</text:p>
          </table:table-cell>
          <table:table-cell office:value-type="string">
            <text:p>add a new triangle to the scene at position (0,0,0), returns 0 if the template is not found during configure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Triangle()</text:p>
          </table:table-cell>
          <table:table-cell office:value-type="string">
            <text:p>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triangle to the scene at position (x,y,z), returns 0 if the template is not found during configure</text:p>
          </table:table-cell>
          <table:table-cell office:value-type="string">
            <text:p>pbge.createTriangle( -1.2, -0.5, 1 )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public</text:p>
          </table:table-cell>
          <table:table-cell office:value-type="string">
            <text:p>createTriangle()</text:p>
          </table:table-cell>
          <table:table-cell office:value-type="string">
            <text:p>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triangle to the scene at position (x,y,z) and specify the number of frames the object will stay in the scene, returns 0 if the template is not found during configure</text:p>
          </table:table-cell>
          <table:table-cell table:style-name="ce2" office:value-type="string">
            <text:p><text:span text:style-name="T1">pbge.createTriangle( -1.2, -0.5, 1, 300 )</text:span>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FromTemplate()</text:p>
          </table:table-cell>
          <table:table-cell office:value-type="string">
            <text:p>[string:none] name</text:p>
          </table:table-cell>
          <table:table-cell office:value-type="string">
            <text:p>blender object</text:p>
          </table:table-cell>
          <table:table-cell office:value-type="string">
            <text:p>add a new object based on the specified template to the scene at position (0,0,0), returns 0 if the template is not found during configure</text:p>
          </table:table-cell>
          <table:table-cell office:value-type="string">
            <text:p>pbge.createFromTemplate( “mytemplateobject” )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FromTemplate()</text:p>
          </table:table-cell>
          <table:table-cell office:value-type="string">
            <text:p>[string:none] name; [num:0] x; [num:0] y; [num:0] z</text:p>
          </table:table-cell>
          <table:table-cell office:value-type="string">
            <text:p>blender object</text:p>
          </table:table-cell>
          <table:table-cell office:value-type="string">
            <text:p>add a new object based on the specified template to the scene at position (x,y,z), returns 0 if the template is not found during configure</text:p>
          </table:table-cell>
          <table:table-cell office:value-type="string">
            <text:p>pbge.createFromTemplate( “mytemplateobject”, -1.2, -0.5, 1 )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public</text:p>
          </table:table-cell>
          <table:table-cell office:value-type="string">
            <text:p>createFromTemplate()</text:p>
          </table:table-cell>
          <table:table-cell office:value-type="string">
            <text:p>[string:none] name; [num:0] x; [num:0] y; [num:0] z; [num:0] time2live</text:p>
          </table:table-cell>
          <table:table-cell office:value-type="string">
            <text:p>blender object</text:p>
          </table:table-cell>
          <table:table-cell office:value-type="string">
            <text:p>add a new object based on the specified template to the scene at position (x,y,z) and specify the number of frames the object will stay in the scene, returns 0 if the template is not found during configure</text:p>
          </table:table-cell>
          <table:table-cell table:style-name="ce2" office:value-type="string">
            <text:p><text:span text:style-name="T1">pbge.createFromTemplate( “mytemplateobject”, -1.2, -0.5, 1, 300 )</text:span></text:p>
          </table:table-cell>
          <table:table-cell table:number-columns-repeated="1017"/>
        </table:table-row>
        <table:table-row table:style-name="ro1">
          <table:table-cell office:value-type="string">
            <text:p>color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olor()</text:p>
          </table:table-cell>
          <table:table-cell/>
          <table:table-cell office:value-type="string">
            <text:p>mathutils.Color</text:p>
          </table:table-cell>
          <table:table-cell office:value-type="string">
            <text:p>return black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olor()</text:p>
          </table:table-cell>
          <table:table-cell office:value-type="string">
            <text:p>[num:none|0,255] v1</text:p>
          </table:table-cell>
          <table:table-cell office:value-type="string">
            <text:p>mathutils.Color</text:p>
          </table:table-cell>
          <table:table-cell office:value-type="string">
            <text:p>return white to black</text:p>
          </table:table-cell>
          <table:table-cell office:value-type="string">
            <text:p>pbge.color( 127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olor()</text:p>
          </table:table-cell>
          <table:table-cell office:value-type="string">
            <text:p>[num:none|0,255] v1; [num:none|0,255] v2</text:p>
          </table:table-cell>
          <table:table-cell office:value-type="string">
            <text:p>mathutils.Color</text:p>
          </table:table-cell>
          <table:table-cell office:value-type="string">
            <text:p>return white to black with transparency</text:p>
          </table:table-cell>
          <table:table-cell office:value-type="string">
            <text:p>pbge.color( 127, 200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olor()</text:p>
          </table:table-cell>
          <table:table-cell office:value-type="string">
            <text:p>[num:none|0,255] v1; [num:none|0,255] v2; [num:none|0,255] v3</text:p>
          </table:table-cell>
          <table:table-cell office:value-type="string">
            <text:p>mathutils.Color</text:p>
          </table:table-cell>
          <table:table-cell office:value-type="string">
            <text:p>return rgb</text:p>
          </table:table-cell>
          <table:table-cell office:value-type="string">
            <text:p>pbge.color( 255, 187, 0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color()</text:p>
          </table:table-cell>
          <table:table-cell office:value-type="string">
            <text:p>[num:none|0,255] v1; [num:none|0,255] v2; [num:none|0,255] v3; [num:none|0,255] v4</text:p>
          </table:table-cell>
          <table:table-cell office:value-type="string">
            <text:p>mathutils.Color</text:p>
          </table:table-cell>
          <table:table-cell office:value-type="string">
            <text:p>return rgb with transparency</text:p>
          </table:table-cell>
          <table:table-cell office:value-type="string">
            <text:p>pbge.color( 255, 187, 0, 127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getColor()</text:p>
          </table:table-cell>
          <table:table-cell office:value-type="string">
            <text:p>[blender object:none] o</text:p>
          </table:table-cell>
          <table:table-cell office:value-type="string">
            <text:p>mathutils.Color</text:p>
          </table:table-cell>
          <table:table-cell office:value-type="string">
            <text:p>return blender object color; if no argument, return black</text:p>
          </table:table-cell>
          <table:table-cell office:value-type="string">
            <text:p>color = pbge.getColor( “mycube”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background()</text:p>
          </table:table-cell>
          <table:table-cell office:value-type="string">
            <text:p>…</text:p>
          </table:table-cell>
          <table:table-cell office:value-type="string">
            <text:p>-</text:p>
          </table:table-cell>
          <table:table-cell office:value-type="string">
            <text:p>set the scene background color (see color() for arguments)</text:p>
          </table:table-cell>
          <table:table-cell office:value-type="string">
            <text:p>pbge.background( 127 ), pbge.background( 0,255,0 ), etc 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ambient()</text:p>
          </table:table-cell>
          <table:table-cell office:value-type="string">
            <text:p>[num:none|0,255] v1; [num:none|0,255] v2; [num:none|0,255] v3</text:p>
          </table:table-cell>
          <table:table-cell office:value-type="string">
            <text:p>-</text:p>
          </table:table-cell>
          <table:table-cell office:value-type="string">
            <text:p>set the scene ambient color</text:p>
          </table:table-cell>
          <table:table-cell table:style-name="ce4" office:value-type="string">
            <text:p><text:span text:style-name="T1">pbge.ambient( 0,255,0 )</text:span></text:p>
          </table:table-cell>
          <table:table-cell office:value-type="string">
            <text:p>NOT WORKING IN BGE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mist()</text:p>
          </table:table-cell>
          <table:table-cell office:value-type="string">
            <text:p>[num:none|0,255] v1; [num:none|0,255] v2; [num:none|0,255] v3</text:p>
          </table:table-cell>
          <table:table-cell office:value-type="string">
            <text:p>-</text:p>
          </table:table-cell>
          <table:table-cell office:value-type="string">
            <text:p>set the scene mist color</text:p>
          </table:table-cell>
          <table:table-cell table:style-name="ce5" office:value-type="string">
            <text:p>pbge.mist( 0,255,0 )</text:p>
          </table:table-cell>
          <table:table-cell office:value-type="string">
            <text:p>NOT WORKING IN B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changeColor()</text:p>
          </table:table-cell>
          <table:table-cell office:value-type="string">
            <text:p>[blender object:none] o, …</text:p>
          </table:table-cell>
          <table:table-cell office:value-type="string">
            <text:p>-</text:p>
          </table:table-cell>
          <table:table-cell office:value-type="string">
            <text:p>set the blender object color (see color() for arguments)</text:p>
          </table:table-cell>
          <table:table-cell office:value-type="string">
            <text:p>pbge.changeColor( myobject, 255, 255, 255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changeColor()</text:p>
          </table:table-cell>
          <table:table-cell office:value-type="string">
            <text:p>[string:none] o, …</text:p>
          </table:table-cell>
          <table:table-cell office:value-type="string">
            <text:p>-</text:p>
          </table:table-cell>
          <table:table-cell office:value-type="string">
            <text:p>set the blender object color (see color() for arguments)</text:p>
          </table:table-cell>
          <table:table-cell office:value-type="string">
            <text:p>pbge.changeColor( “myobjectname”, 255, 255, 255 )</text:p>
          </table:table-cell>
          <table:table-cell table:number-columns-repeated="1017"/>
        </table:table-row>
        <table:table-row table:style-name="ro2">
          <table:table-cell office:value-type="string">
            <text:p>blender objects' getter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orientation()</text:p>
          </table:table-cell>
          <table:table-cell office:value-type="string">
            <text:p>[blender object:none] o</text:p>
          </table:table-cell>
          <table:table-cell table:style-name="ce2" office:value-type="string">
            <text:p><text:span text:style-name="T1">mathutils.Matrix</text:span></text:p>
          </table:table-cell>
          <table:table-cell office:value-type="string">
            <text:p>return global orientation of the blender object</text:p>
          </table:table-cell>
          <table:table-cell office:value-type="string">
            <text:p>orientation = pbge.orientation( myobject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orientation()</text:p>
          </table:table-cell>
          <table:table-cell table:style-name="ce2" office:value-type="string">
            <text:p>[string:none] o</text:p>
          </table:table-cell>
          <table:table-cell table:style-name="ce2" office:value-type="string">
            <text:p><text:span text:style-name="T1">mathutils.Matrix</text:span></text:p>
          </table:table-cell>
          <table:table-cell office:value-type="string">
            <text:p>return global orientation of the blender object</text:p>
          </table:table-cell>
          <table:table-cell office:value-type="string">
            <text:p>orientation = pbge.orientation( “myobjectname”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orientation()</text:p>
          </table:table-cell>
          <table:table-cell office:value-type="string">
            <text:p>[blender object:none] o; [boolean:True] absolute</text:p>
          </table:table-cell>
          <table:table-cell table:style-name="ce2" office:value-type="string">
            <text:p><text:span text:style-name="T1">mathutils.Matrix</text:span></text:p>
          </table:table-cell>
          <table:table-cell office:value-type="string">
            <text:p>return global (absolute) or local orientation of the blender object</text:p>
          </table:table-cell>
          <table:table-cell office:value-type="string">
            <text:p>orientation = pbge.orientation( myobject, False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orientation()</text:p>
          </table:table-cell>
          <table:table-cell office:value-type="string">
            <text:p>[string:none] o; [boolean:True] absolute</text:p>
          </table:table-cell>
          <table:table-cell table:style-name="ce2" office:value-type="string">
            <text:p><text:span text:style-name="T1">mathutils.Matrix</text:span></text:p>
          </table:table-cell>
          <table:table-cell office:value-type="string">
            <text:p>return global (absolute) or local orientation of the blender object</text:p>
          </table:table-cell>
          <table:table-cell office:value-type="string">
            <text:p>orientation = pbge.orientation( “myobjectname”, False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position()</text:p>
          </table:table-cell>
          <table:table-cell office:value-type="string">
            <text:p>[blender object:none] o</text:p>
          </table:table-cell>
          <table:table-cell office:value-type="string">
            <text:p>mathutils.Vector</text:p>
          </table:table-cell>
          <table:table-cell office:value-type="string">
            <text:p>return global position of the blender object</text:p>
          </table:table-cell>
          <table:table-cell office:value-type="string">
            <text:p>orientation = pbge.position( myobject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position()</text:p>
          </table:table-cell>
          <table:table-cell table:style-name="ce2" office:value-type="string">
            <text:p>[string:none] o</text:p>
          </table:table-cell>
          <table:table-cell office:value-type="string">
            <text:p>mathutils.Vector</text:p>
          </table:table-cell>
          <table:table-cell office:value-type="string">
            <text:p>return global position of the blender object</text:p>
          </table:table-cell>
          <table:table-cell office:value-type="string">
            <text:p>orientation = pbge.position( “myobjectname”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position()</text:p>
          </table:table-cell>
          <table:table-cell office:value-type="string">
            <text:p>[blender object:none] o; [boolean:True] absolute</text:p>
          </table:table-cell>
          <table:table-cell office:value-type="string">
            <text:p>mathutils.Vector</text:p>
          </table:table-cell>
          <table:table-cell office:value-type="string">
            <text:p>return global (absolute) or local position of the blender object</text:p>
          </table:table-cell>
          <table:table-cell office:value-type="string">
            <text:p>orientation = pbge.position( myobject, False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position()</text:p>
          </table:table-cell>
          <table:table-cell table:style-name="ce2" office:value-type="string">
            <text:p>[string:none] o; [boolean:True] absolute</text:p>
          </table:table-cell>
          <table:table-cell office:value-type="string">
            <text:p>mathutils.Vector</text:p>
          </table:table-cell>
          <table:table-cell office:value-type="string">
            <text:p>return global (absolute) or local position of the blender object</text:p>
          </table:table-cell>
          <table:table-cell office:value-type="string">
            <text:p>orientation = pbge.position( “myobjectname”, False )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dimension()</text:p>
          </table:table-cell>
          <table:table-cell table:number-columns-repeated="2" office:value-type="string">
            <text:p>-</text:p>
          </table:table-cell>
          <table:table-cell office:value-type="string">
            <text:p>return 3D dimensions of the blender object</text:p>
          </table:table-cell>
          <table:table-cell table:style-name="Default"/>
          <table:table-cell office:value-type="string">
            <text:p>NOT YET IMPLEMENTED</text:p>
          </table:table-cell>
          <table:table-cell table:number-columns-repeated="1016"/>
        </table:table-row>
        <table:table-row table:style-name="ro1">
          <table:table-cell office:value-type="string">
            <text:p>text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textColor()</text:p>
          </table:table-cell>
          <table:table-cell table:style-name="ce2" office:value-type="string">
            <text:p>[num:none|0,255] arg1; [num:none|0,255] arg2; [num:none|0,255] arg3</text:p>
          </table:table-cell>
          <table:table-cell office:value-type="string">
            <text:p>-</text:p>
          </table:table-cell>
          <table:table-cell office:value-type="string">
            <text:p>set rgb text color</text:p>
          </table:table-cell>
          <table:table-cell office:value-type="string">
            <text:p>pbge.textColor( 255,0,0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textColor()</text:p>
          </table:table-cell>
          <table:table-cell office:value-type="string">
            <text:p>[mathutils.Color:none] arg1</text:p>
          </table:table-cell>
          <table:table-cell office:value-type="string">
            <text:p>-</text:p>
          </table:table-cell>
          <table:table-cell office:value-type="string">
            <text:p>set text color</text:p>
          </table:table-cell>
          <table:table-cell office:value-type="string">
            <text:p>pbge.textColor( myobject.getColor()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textColor()</text:p>
          </table:table-cell>
          <table:table-cell office:value-type="string">
            <text:p>[mathutils.Vector:none] arg1</text:p>
          </table:table-cell>
          <table:table-cell office:value-type="string">
            <text:p>-</text:p>
          </table:table-cell>
          <table:table-cell office:value-type="string">
            <text:p>set text color</text:p>
          </table:table-cell>
          <table:table-cell office:value-type="string">
            <text:p>pbge.textColor( myobject.position()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textSize()</text:p>
          </table:table-cell>
          <table:table-cell office:value-type="string">
            <text:p>[num:none] size</text:p>
          </table:table-cell>
          <table:table-cell office:value-type="string">
            <text:p>-</text:p>
          </table:table-cell>
          <table:table-cell office:value-type="string">
            <text:p>set text size</text:p>
          </table:table-cell>
          <table:table-cell office:value-type="string">
            <text:p>pbge.textSize( 12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text()</text:p>
          </table:table-cell>
          <table:table-cell office:value-type="string">
            <text:p>[string:none] text</text:p>
          </table:table-cell>
          <table:table-cell office:value-type="string">
            <text:p>-</text:p>
          </table:table-cell>
          <table:table-cell office:value-type="string">
            <text:p>draw a string in the 3D world at 0,0,0</text:p>
          </table:table-cell>
          <table:table-cell office:value-type="string">
            <text:p>pbge.text( “processingbge is running”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text()</text:p>
          </table:table-cell>
          <table:table-cell office:value-type="string">
            <text:p>[string:none] text; [mathutils.Vector:none] arg1; [mathutils.Vector:none] arg2</text:p>
          </table:table-cell>
          <table:table-cell office:value-type="string">
            <text:p>-</text:p>
          </table:table-cell>
          <table:table-cell office:value-type="string">
            <text:p>draw a string in the 3D world, first vector will be used to set the position and second for rotation</text:p>
          </table:table-cell>
          <table:table-cell office:value-type="string">
            <text:p>pbge.text( “processingbge is running”, pbge.vector( 1,0,0 ), pbge.vector( 0,0,45 ) )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text()</text:p>
          </table:table-cell>
          <table:table-cell office:value-type="string">
            <text:p>[string:none] text; [blender object:none] arg1; [mathutils.Vector:none] arg2; [mathutils.Vector:none] arg3</text:p>
          </table:table-cell>
          <table:table-cell office:value-type="string">
            <text:p>-</text:p>
          </table:table-cell>
          <table:table-cell office:value-type="string">
            <text:p>draw a string in the 3D world, object position and first vector will be merged to set the position and second for rotation</text:p>
          </table:table-cell>
          <table:table-cell office:value-type="string">
            <text:p>pbge.text( myobject.name, myobject, pbge.vector( 1,0,0 ), pbge.vector( 0,0,45 )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info()</text:p>
          </table:table-cell>
          <table:table-cell office:value-type="string">
            <text:p>[string:none] text</text:p>
          </table:table-cell>
          <table:table-cell office:value-type="string">
            <text:p>-</text:p>
          </table:table-cell>
          <table:table-cell office:value-type="string">
            <text:p>draw a string relatively to viewport</text:p>
          </table:table-cell>
          <table:table-cell office:value-type="string">
            <text:p>pbge.info( “processingbge is running”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info()</text:p>
          </table:table-cell>
          <table:table-cell office:value-type="string">
            <text:p>[string:none] text; [mathutils.Vector:none] arg1</text:p>
          </table:table-cell>
          <table:table-cell office:value-type="string">
            <text:p>-</text:p>
          </table:table-cell>
          <table:table-cell office:value-type="string">
            <text:p>draw a string relatively to viewport, first vector will be used to set the position </text:p>
          </table:table-cell>
          <table:table-cell office:value-type="string">
            <text:p>pbge.info( “processingbge is running”, pbge.vector( 10,10,0 )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info()</text:p>
          </table:table-cell>
          <table:table-cell office:value-type="string">
            <text:p>[string:none] text; [num:none] arg1; [num:none] y; [num:none] z</text:p>
          </table:table-cell>
          <table:table-cell office:value-type="string">
            <text:p>-</text:p>
          </table:table-cell>
          <table:table-cell office:value-type="string">
            <text:p>draw a string relatively to viewport, arguments will be used to set the position</text:p>
          </table:table-cell>
          <table:table-cell office:value-type="string">
            <text:p>pbge.info( “processingbge is running”, 10,10,0 )</text:p>
          </table:table-cell>
          <table:table-cell table:number-columns-repeated="1017"/>
        </table:table-row>
        <table:table-row table:style-name="ro1">
          <table:table-cell office:value-type="string">
            <text:p>basic draw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lineColor()</text:p>
          </table:table-cell>
          <table:table-cell table:style-name="ce2" office:value-type="string">
            <text:p>[num:none|0,255] arg1; [num:none|0,255] arg2; [num:none|0,255] arg3</text:p>
          </table:table-cell>
          <table:table-cell office:value-type="string">
            <text:p>-</text:p>
          </table:table-cell>
          <table:table-cell office:value-type="string">
            <text:p>set rgb line color</text:p>
          </table:table-cell>
          <table:table-cell office:value-type="string">
            <text:p>pbge.lineColor( 255,0,0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table:style-name="ce2" office:value-type="string">
            <text:p>lineColor()</text:p>
          </table:table-cell>
          <table:table-cell office:value-type="string">
            <text:p>[mathutils.Color:none] arg1</text:p>
          </table:table-cell>
          <table:table-cell office:value-type="string">
            <text:p>-</text:p>
          </table:table-cell>
          <table:table-cell office:value-type="string">
            <text:p>set line color</text:p>
          </table:table-cell>
          <table:table-cell office:value-type="string">
            <text:p>pbge.lineColor( myobject.getColor()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table:style-name="ce2" office:value-type="string">
            <text:p>lineColor()</text:p>
          </table:table-cell>
          <table:table-cell office:value-type="string">
            <text:p>[mathutils.Vector:none] arg1</text:p>
          </table:table-cell>
          <table:table-cell office:value-type="string">
            <text:p>-</text:p>
          </table:table-cell>
          <table:table-cell office:value-type="string">
            <text:p>set line color</text:p>
          </table:table-cell>
          <table:table-cell office:value-type="string">
            <text:p>pbge.lineColor( myobject.position()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line()</text:p>
          </table:table-cell>
          <table:table-cell office:value-type="string">
            <text:p>[mathutils.Vector:none] arg1; [mathutils.Vector:none] arg2</text:p>
          </table:table-cell>
          <table:table-cell office:value-type="string">
            <text:p>-</text:p>
          </table:table-cell>
          <table:table-cell office:value-type="string">
            <text:p>draws an opengl line between two positions</text:p>
          </table:table-cell>
          <table:table-cell office:value-type="string">
            <text:p>pbge.line( myobject.position(), otherobject.position()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line()</text:p>
          </table:table-cell>
          <table:table-cell office:value-type="string">
            <text:p>[mathutils.Vector:none] arg1; [num:none] arg2; [num:none] arg3; [num:none] arg4</text:p>
          </table:table-cell>
          <table:table-cell office:value-type="string">
            <text:p>-</text:p>
          </table:table-cell>
          <table:table-cell office:value-type="string">
            <text:p>draws an opengl line between two positions (arg2 = x, arg3 = y, arg4 = z) <text:s/></text:p>
          </table:table-cell>
          <table:table-cell office:value-type="string">
            <text:p>pbge.line( myobject.position(), 0,0,0 )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line()</text:p>
          </table:table-cell>
          <table:table-cell office:value-type="string">
            <text:p>[num:none] arg1; [num:none] arg2; [num:none] arg3; [num:none] arg4; [num:none] arg5; [num:none] arg6</text:p>
          </table:table-cell>
          <table:table-cell office:value-type="string">
            <text:p>-</text:p>
          </table:table-cell>
          <table:table-cell office:value-type="string">
            <text:p>draws an opengl line between two positions (arg1 = x, arg2 = y, arg3 = z and arg4 = x, arg5 = y, arg6 = z) <text:s/></text:p>
          </table:table-cell>
          <table:table-cell office:value-type="string">
            <text:p>pbge.line( 0,0,0, 1,1,1 )</text:p>
          </table:table-cell>
          <table:table-cell table:number-columns-repeated="1017"/>
        </table:table-row>
        <table:table-row table:style-name="ro1">
          <table:table-cell office:value-type="string">
            <text:p>transformation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scale()</text:p>
          </table:table-cell>
          <table:table-cell office:value-type="string">
            <text:p>[blender object:none] o; [num:none] value</text:p>
          </table:table-cell>
          <table:table-cell office:value-type="string">
            <text:p>-</text:p>
          </table:table-cell>
          <table:table-cell office:value-type="string">
            <text:p>set the blender object scale, uniform on the 3 axis</text:p>
          </table:table-cell>
          <table:table-cell office:value-type="string">
            <text:p>pbge.scale( myobject, 2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scale()</text:p>
          </table:table-cell>
          <table:table-cell office:value-type="string">
            <text:p>[string:none] o; [num:none] value</text:p>
          </table:table-cell>
          <table:table-cell office:value-type="string">
            <text:p>-</text:p>
          </table:table-cell>
          <table:table-cell office:value-type="string">
            <text:p>set the blender object scale, uniform on the 3 axis</text:p>
          </table:table-cell>
          <table:table-cell office:value-type="string">
            <text:p>pbge.scale( “myobjectname”, 2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scale()</text:p>
          </table:table-cell>
          <table:table-cell office:value-type="string">
            <text:p>[blender object:none] o; [num:none] value; [num:none] optY; [num:none] optZ</text:p>
          </table:table-cell>
          <table:table-cell office:value-type="string">
            <text:p>-</text:p>
          </table:table-cell>
          <table:table-cell office:value-type="string">
            <text:p>set the blender object scale, differently on the 3 axis</text:p>
          </table:table-cell>
          <table:table-cell table:style-name="ce2" office:value-type="string">
            <text:p><text:span text:style-name="T1">pbge.scale( myobject”, 2,1,1 )</text:span>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scale()</text:p>
          </table:table-cell>
          <table:table-cell office:value-type="string">
            <text:p>[string:none] o; [num:none] value; [num:none] optY; [num:none] optZ</text:p>
          </table:table-cell>
          <table:table-cell office:value-type="string">
            <text:p>-</text:p>
          </table:table-cell>
          <table:table-cell office:value-type="string">
            <text:p>set the blender object scale, differently on the 3 axis</text:p>
          </table:table-cell>
          <table:table-cell table:style-name="ce2" office:value-type="string">
            <text:p><text:span text:style-name="T1">pbge.scale( “myobjectname”, 2,1,1 )</text:span>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caleX()</text:p>
          </table:table-cell>
          <table:table-cell office:value-type="string">
            <text:p>[blender object:none] o; [num:none] value</text:p>
          </table:table-cell>
          <table:table-cell office:value-type="string">
            <text:p>-</text:p>
          </table:table-cell>
          <table:table-cell office:value-type="string">
            <text:p>increase the blender object scale on X axis</text:p>
          </table:table-cell>
          <table:table-cell office:value-type="string">
            <text:p>pbge.scaleX( myobject, 2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caleX()</text:p>
          </table:table-cell>
          <table:table-cell office:value-type="string">
            <text:p>[string:none] o; [num:none] value</text:p>
          </table:table-cell>
          <table:table-cell office:value-type="string">
            <text:p>-</text:p>
          </table:table-cell>
          <table:table-cell office:value-type="string">
            <text:p>increase the blender object scale on X axis</text:p>
          </table:table-cell>
          <table:table-cell office:value-type="string">
            <text:p>pbge.scaleX( “myobjectname”, 2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caleY()</text:p>
          </table:table-cell>
          <table:table-cell office:value-type="string">
            <text:p>[blender object:none] o; [num:none] value</text:p>
          </table:table-cell>
          <table:table-cell office:value-type="string">
            <text:p>-</text:p>
          </table:table-cell>
          <table:table-cell office:value-type="string">
            <text:p>increase the blender object scale on Y axis</text:p>
          </table:table-cell>
          <table:table-cell office:value-type="string">
            <text:p>pbge.scaleY( myobject, 2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caleY()</text:p>
          </table:table-cell>
          <table:table-cell office:value-type="string">
            <text:p>[string:none] o; [num:none] value</text:p>
          </table:table-cell>
          <table:table-cell office:value-type="string">
            <text:p>-</text:p>
          </table:table-cell>
          <table:table-cell office:value-type="string">
            <text:p>increase the blender object scale on Y axis</text:p>
          </table:table-cell>
          <table:table-cell office:value-type="string">
            <text:p>pbge.scaleY( “myobjectname”, 2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caleZ()</text:p>
          </table:table-cell>
          <table:table-cell office:value-type="string">
            <text:p>[blender object:none] o; [num:none] value</text:p>
          </table:table-cell>
          <table:table-cell office:value-type="string">
            <text:p>-</text:p>
          </table:table-cell>
          <table:table-cell office:value-type="string">
            <text:p>increase the blender object scale on Z axis</text:p>
          </table:table-cell>
          <table:table-cell office:value-type="string">
            <text:p>pbge.scaleZ( myobject, 2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scaleZ()</text:p>
          </table:table-cell>
          <table:table-cell office:value-type="string">
            <text:p>[string:none] o; [num:none] value</text:p>
          </table:table-cell>
          <table:table-cell office:value-type="string">
            <text:p>-</text:p>
          </table:table-cell>
          <table:table-cell office:value-type="string">
            <text:p>increase the blender object scale on Z axis</text:p>
          </table:table-cell>
          <table:table-cell office:value-type="string">
            <text:p>pbge.scaleZ( “myobjectname”, 2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To()</text:p>
          </table:table-cell>
          <table:table-cell office:value-type="string">
            <text:p>[blender object:none] o; [num:none] arg1; [num:none] y; [num:none] z</text:p>
          </table:table-cell>
          <table:table-cell office:value-type="string">
            <text:p>-</text:p>
          </table:table-cell>
          <table:table-cell office:value-type="string">
            <text:p>move the blender object to the new position</text:p>
          </table:table-cell>
          <table:table-cell office:value-type="string">
            <text:p>pbge.moveTo( myobject, 0,0,0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To()</text:p>
          </table:table-cell>
          <table:table-cell office:value-type="string">
            <text:p>[string:none] o;[num:none] arg1; [num:none] y; [num:none] z</text:p>
          </table:table-cell>
          <table:table-cell office:value-type="string">
            <text:p>-</text:p>
          </table:table-cell>
          <table:table-cell office:value-type="string">
            <text:p>move the blender object to the new position</text:p>
          </table:table-cell>
          <table:table-cell office:value-type="string">
            <text:p>pbge.moveTo( “myobjectname”, 0,0,0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()</text:p>
          </table:table-cell>
          <table:table-cell table:style-name="ce2" office:value-type="string">
            <text:p>[blender object:none] o; [num:none] x; [num:none] y; [num:none] z</text:p>
          </table:table-cell>
          <table:table-cell office:value-type="string">
            <text:p>-</text:p>
          </table:table-cell>
          <table:table-cell office:value-type="string">
            <text:p>translate the blender object by x,y,z</text:p>
          </table:table-cell>
          <table:table-cell office:value-type="string">
            <text:p>pbge.move( myobject, 1,1,1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()</text:p>
          </table:table-cell>
          <table:table-cell table:style-name="ce2" office:value-type="string">
            <text:p>[string:none] o; [num:none] x; [num:none] y; [num:none] z</text:p>
          </table:table-cell>
          <table:table-cell office:value-type="string">
            <text:p>-</text:p>
          </table:table-cell>
          <table:table-cell office:value-type="string">
            <text:p>translate the blender object by x,y,z</text:p>
          </table:table-cell>
          <table:table-cell office:value-type="string">
            <text:p>pbge.move( “myobjectname”, 1,1,1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move()</text:p>
          </table:table-cell>
          <table:table-cell table:style-name="ce2" office:value-type="string">
            <text:p>[blender object:none] o; [num:none] x; [num:none] y; [num:none] z; [boolean:True] absolute</text:p>
          </table:table-cell>
          <table:table-cell office:value-type="string">
            <text:p>-</text:p>
          </table:table-cell>
          <table:table-cell office:value-type="string">
            <text:p>translate the blender object by x,y,z using its local position if absolute is False</text:p>
          </table:table-cell>
          <table:table-cell office:value-type="string">
            <text:p>pbge.move( myobject, 1,1,1, False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move()</text:p>
          </table:table-cell>
          <table:table-cell table:style-name="ce2" office:value-type="string">
            <text:p>[string:none] o; [num:none] x; [num:none] y; [num:none] z; [boolean:True] absolute</text:p>
          </table:table-cell>
          <table:table-cell office:value-type="string">
            <text:p>-</text:p>
          </table:table-cell>
          <table:table-cell office:value-type="string">
            <text:p>translate the blender object by x,y,z using its local position if absolute is False</text:p>
          </table:table-cell>
          <table:table-cell office:value-type="string">
            <text:p>pbge.move( “myobjectname”, 1,1,1, False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X()</text:p>
          </table:table-cell>
          <table:table-cell office:value-type="string">
            <text:p>[blender object:none] o; [num:none] value</text:p>
          </table:table-cell>
          <table:table-cell office:value-type="string">
            <text:p>-</text:p>
          </table:table-cell>
          <table:table-cell table:style-name="ce2" office:value-type="string">
            <text:p>translate the blender object on x axis</text:p>
          </table:table-cell>
          <table:table-cell office:value-type="string">
            <text:p>pbge.moveX( myobject, 1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X()</text:p>
          </table:table-cell>
          <table:table-cell office:value-type="string">
            <text:p>[string:none] o; [num:none] value</text:p>
          </table:table-cell>
          <table:table-cell office:value-type="string">
            <text:p>-</text:p>
          </table:table-cell>
          <table:table-cell table:style-name="ce2" office:value-type="string">
            <text:p>translate the blender object on x axis</text:p>
          </table:table-cell>
          <table:table-cell office:value-type="string">
            <text:p>pbge.moveX( “myobjectname”, 1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moveX()</text:p>
          </table:table-cell>
          <table:table-cell office:value-type="string">
            <text:p>[blender object:none] o; [num:none] value; [boolean:True] absolute</text:p>
          </table:table-cell>
          <table:table-cell office:value-type="string">
            <text:p>-</text:p>
          </table:table-cell>
          <table:table-cell table:style-name="ce2" office:value-type="string">
            <text:p>translate the blender object on x axis using its local position if absolute is False</text:p>
          </table:table-cell>
          <table:table-cell office:value-type="string">
            <text:p>pbge.moveX( myobject, 1, False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moveX()</text:p>
          </table:table-cell>
          <table:table-cell office:value-type="string">
            <text:p>[string:none] o; [num:none] value; [boolean:True] absolute</text:p>
          </table:table-cell>
          <table:table-cell office:value-type="string">
            <text:p>-</text:p>
          </table:table-cell>
          <table:table-cell table:style-name="ce2" office:value-type="string">
            <text:p>translate the blender object on x axis using its local position if absolute is False</text:p>
          </table:table-cell>
          <table:table-cell office:value-type="string">
            <text:p>pbge.moveX( “myobjectname”, 1, False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Y()</text:p>
          </table:table-cell>
          <table:table-cell office:value-type="string">
            <text:p>[blender object:none] o; [num:none] value</text:p>
          </table:table-cell>
          <table:table-cell office:value-type="string">
            <text:p>-</text:p>
          </table:table-cell>
          <table:table-cell table:style-name="ce2" office:value-type="string">
            <text:p>translate the blender object on y axis</text:p>
          </table:table-cell>
          <table:table-cell office:value-type="string">
            <text:p>pbge.moveY( myobject, 1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Y()</text:p>
          </table:table-cell>
          <table:table-cell office:value-type="string">
            <text:p>[string:none] o; [num:none] value</text:p>
          </table:table-cell>
          <table:table-cell office:value-type="string">
            <text:p>-</text:p>
          </table:table-cell>
          <table:table-cell table:style-name="ce2" office:value-type="string">
            <text:p>translate the blender object on y axis</text:p>
          </table:table-cell>
          <table:table-cell office:value-type="string">
            <text:p>pbge.moveY( “myobjectname”, 1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moveY()</text:p>
          </table:table-cell>
          <table:table-cell office:value-type="string">
            <text:p>[blender object:none] o; [num:none] value; [boolean:True] absolute</text:p>
          </table:table-cell>
          <table:table-cell office:value-type="string">
            <text:p>-</text:p>
          </table:table-cell>
          <table:table-cell table:style-name="ce2" office:value-type="string">
            <text:p>translate the blender object on y axis using its local position if absolute is False</text:p>
          </table:table-cell>
          <table:table-cell office:value-type="string">
            <text:p>pbge.moveY( myobject, 1, False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moveY()</text:p>
          </table:table-cell>
          <table:table-cell office:value-type="string">
            <text:p>[string:none] o; [num:none] value; [boolean:True] absolute</text:p>
          </table:table-cell>
          <table:table-cell office:value-type="string">
            <text:p>-</text:p>
          </table:table-cell>
          <table:table-cell table:style-name="ce2" office:value-type="string">
            <text:p>translate the blender object on y axis using its local position if absolute is False</text:p>
          </table:table-cell>
          <table:table-cell office:value-type="string">
            <text:p>pbge.moveY( “myobjectname”, 1, False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Z()</text:p>
          </table:table-cell>
          <table:table-cell office:value-type="string">
            <text:p>[blender object:none] o; [num:none] value</text:p>
          </table:table-cell>
          <table:table-cell office:value-type="string">
            <text:p>-</text:p>
          </table:table-cell>
          <table:table-cell table:style-name="ce2" office:value-type="string">
            <text:p>translate the blender object on z axis</text:p>
          </table:table-cell>
          <table:table-cell office:value-type="string">
            <text:p>pbge.moveZ( myobject, 1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moveZ()</text:p>
          </table:table-cell>
          <table:table-cell office:value-type="string">
            <text:p>[string:none] o; [num:none] value</text:p>
          </table:table-cell>
          <table:table-cell office:value-type="string">
            <text:p>-</text:p>
          </table:table-cell>
          <table:table-cell table:style-name="ce2" office:value-type="string">
            <text:p>translate the blender object on z axis</text:p>
          </table:table-cell>
          <table:table-cell office:value-type="string">
            <text:p>pbge.moveZ( “myobjectname”, 1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moveZ()</text:p>
          </table:table-cell>
          <table:table-cell office:value-type="string">
            <text:p>[blender object:none] o; [num:none] value; [boolean:True] absolute</text:p>
          </table:table-cell>
          <table:table-cell office:value-type="string">
            <text:p>-</text:p>
          </table:table-cell>
          <table:table-cell table:style-name="ce2" office:value-type="string">
            <text:p>translate the blender object on z axis using its local position if absolute is False</text:p>
          </table:table-cell>
          <table:table-cell office:value-type="string">
            <text:p>pbge.moveZ( myobject, 1, False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moveZ()</text:p>
          </table:table-cell>
          <table:table-cell office:value-type="string">
            <text:p>[string:none] o; [num:none] value; [boolean:True] absolute</text:p>
          </table:table-cell>
          <table:table-cell office:value-type="string">
            <text:p>-</text:p>
          </table:table-cell>
          <table:table-cell table:style-name="ce2" office:value-type="string">
            <text:p>translate the blender object on z axis using its local position if absolute is False</text:p>
          </table:table-cell>
          <table:table-cell office:value-type="string">
            <text:p>pbge.moveZ( “myobjectname”, 1, False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orient()</text:p>
          </table:table-cell>
          <table:table-cell table:style-name="ce2" office:value-type="string">
            <text:p>[blender object:none] o; [mathutils.Matrix:none] neworientation</text:p>
          </table:table-cell>
          <table:table-cell office:value-type="string">
            <text:p>-</text:p>
          </table:table-cell>
          <table:table-cell office:value-type="string">
            <text:p>replace the rotation of the object with the given vector</text:p>
          </table:table-cell>
          <table:table-cell office:value-type="string">
            <text:p>pbge.orient( myobject, otherobject.orientation()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orient()</text:p>
          </table:table-cell>
          <table:table-cell table:style-name="ce2" office:value-type="string">
            <text:p>[string:none] o; [mathutils.Matrix:none] neworientation</text:p>
          </table:table-cell>
          <table:table-cell office:value-type="string">
            <text:p>-</text:p>
          </table:table-cell>
          <table:table-cell office:value-type="string">
            <text:p>replace the rotation of the object with the given vector</text:p>
          </table:table-cell>
          <table:table-cell office:value-type="string">
            <text:p>pbge.orient( “myobjectname”, otherobject.orientation() )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pointTo()</text:p>
          </table:table-cell>
          <table:table-cell table:style-name="ce2" office:value-type="string">
            <text:p>[blender object:none] o; [blender object:none] tracked</text:p>
          </table:table-cell>
          <table:table-cell office:value-type="string">
            <text:p>-</text:p>
          </table:table-cell>
          <table:table-cell office:value-type="string">
            <text:p>adapt the rotation of the object 'o' to point to the position of the 'tracked' object</text:p>
          </table:table-cell>
          <table:table-cell table:style-name="ce2" office:value-type="string">
            <text:p><text:span text:style-name="T1">pbge.pointTo( myobject, otherobject )</text:span></text:p>
          </table:table-cell>
          <table:table-cell office:value-type="string">
            <text:p>NOT YET FUNCTIONAL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pointTo()</text:p>
          </table:table-cell>
          <table:table-cell table:style-name="ce2" office:value-type="string">
            <text:p>[blender object:none] o; [string:none] tracked</text:p>
          </table:table-cell>
          <table:table-cell office:value-type="string">
            <text:p>-</text:p>
          </table:table-cell>
          <table:table-cell office:value-type="string">
            <text:p>adapt the rotation of the object 'o' to point to the position of the 'tracked' object</text:p>
          </table:table-cell>
          <table:table-cell table:style-name="ce2" office:value-type="string">
            <text:p><text:span text:style-name="T1">pbge.pointTo( myobject, “otherobjectname” )</text:span></text:p>
          </table:table-cell>
          <table:table-cell office:value-type="string">
            <text:p>NOT YET FUNCTIONAL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pointTo()</text:p>
          </table:table-cell>
          <table:table-cell table:style-name="ce2" office:value-type="string">
            <text:p>[string:none] o; [blender object:none] tracked</text:p>
          </table:table-cell>
          <table:table-cell office:value-type="string">
            <text:p>-</text:p>
          </table:table-cell>
          <table:table-cell office:value-type="string">
            <text:p>adapt the rotation of the object 'o' to point to the position of the 'tracked' object</text:p>
          </table:table-cell>
          <table:table-cell table:style-name="ce2" office:value-type="string">
            <text:p><text:span text:style-name="T1">pbge.pointTo( <text:s/>“myobjectname”, otherobject )</text:span></text:p>
          </table:table-cell>
          <table:table-cell office:value-type="string">
            <text:p>NOT YET FUNCTIONAL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pointTo()</text:p>
          </table:table-cell>
          <table:table-cell table:style-name="ce2" office:value-type="string">
            <text:p>[string:none] o; [string:none] tracked</text:p>
          </table:table-cell>
          <table:table-cell office:value-type="string">
            <text:p>-</text:p>
          </table:table-cell>
          <table:table-cell office:value-type="string">
            <text:p>adapt the rotation of the object 'o' to point to the position of the 'tracked' object</text:p>
          </table:table-cell>
          <table:table-cell table:style-name="ce2" office:value-type="string">
            <text:p><text:span text:style-name="T1">pbge.pointTo( <text:s/>“myobjectname”, “otherobjectname” )</text:span></text:p>
          </table:table-cell>
          <table:table-cell office:value-type="string">
            <text:p>NOT YET FUNCTIONAL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point()</text:p>
          </table:table-cell>
          <table:table-cell table:style-name="ce2" office:value-type="string">
            <text:p>[blender object:none] o</text:p>
          </table:table-cell>
          <table:table-cell office:value-type="string">
            <text:p>-</text:p>
          </table:table-cell>
          <table:table-cell office:value-type="string">
            <text:p>adapt the rotation of the object 'o' to point to the world origin</text:p>
          </table:table-cell>
          <table:table-cell table:style-name="ce2" office:value-type="string">
            <text:p><text:span text:style-name="T1">pbge.point( myobject )</text:span></text:p>
          </table:table-cell>
          <table:table-cell office:value-type="string">
            <text:p>NOT YET FUNCTIONAL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point()</text:p>
          </table:table-cell>
          <table:table-cell table:style-name="ce2" office:value-type="string">
            <text:p>[string:none] o</text:p>
          </table:table-cell>
          <table:table-cell office:value-type="string">
            <text:p>-</text:p>
          </table:table-cell>
          <table:table-cell office:value-type="string">
            <text:p>adapt the rotation of the object 'o' to point to the world origin</text:p>
          </table:table-cell>
          <table:table-cell table:style-name="ce2" office:value-type="string">
            <text:p><text:span text:style-name="T1">pbge.point( “myobjectname” )</text:span></text:p>
          </table:table-cell>
          <table:table-cell office:value-type="string">
            <text:p>NOT YET FUNCTIONAL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point()</text:p>
          </table:table-cell>
          <table:table-cell table:style-name="ce2" office:value-type="string">
            <text:p>[blender object:none] o; [num:0] x; [num:0] y; [num:0] z</text:p>
          </table:table-cell>
          <table:table-cell office:value-type="string">
            <text:p>-</text:p>
          </table:table-cell>
          <table:table-cell office:value-type="string">
            <text:p>adapt the rotation of the object 'o' to point to the specified x,y,z coordinates</text:p>
          </table:table-cell>
          <table:table-cell table:style-name="ce2" office:value-type="string">
            <text:p><text:span text:style-name="T1">pbge.point( myobject, 1,1,1 )</text:span></text:p>
          </table:table-cell>
          <table:table-cell office:value-type="string">
            <text:p>NOT YET FUNCTIONAL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point()</text:p>
          </table:table-cell>
          <table:table-cell table:style-name="ce2" office:value-type="string">
            <text:p>[string:none] o; [num:0] x; [num:0] y; [num:0] z</text:p>
          </table:table-cell>
          <table:table-cell office:value-type="string">
            <text:p>-</text:p>
          </table:table-cell>
          <table:table-cell office:value-type="string">
            <text:p>adapt the rotation of the object 'o' to point to the specified x,y,z coordinates</text:p>
          </table:table-cell>
          <table:table-cell table:style-name="ce2" office:value-type="string">
            <text:p><text:span text:style-name="T1">pbge.point( “myobjectname”, 1,1,1 )</text:span></text:p>
          </table:table-cell>
          <table:table-cell office:value-type="string">
            <text:p>NOT YET FUNCTIONAL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rotateX()</text:p>
          </table:table-cell>
          <table:table-cell table:style-name="ce2" office:value-type="string">
            <text:p>[blender object:none] o; [num:none] value</text:p>
          </table:table-cell>
          <table:table-cell office:value-type="string">
            <text:p>-</text:p>
          </table:table-cell>
          <table:table-cell office:value-type="string">
            <text:p>apply a rotation on x axis</text:p>
          </table:table-cell>
          <table:table-cell office:value-type="string">
            <text:p>pbge.rotateX( <text:span text:style-name="T1">myobject, 5</text:span>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rotateX()</text:p>
          </table:table-cell>
          <table:table-cell table:style-name="ce2" office:value-type="string">
            <text:p>[string:none] o; [num:none] value</text:p>
          </table:table-cell>
          <table:table-cell office:value-type="string">
            <text:p>-</text:p>
          </table:table-cell>
          <table:table-cell office:value-type="string">
            <text:p>apply a rotation on x axis</text:p>
          </table:table-cell>
          <table:table-cell office:value-type="string">
            <text:p>pbge.rotateX( <text:span text:style-name="T1">“myobjectname”, 5</text:span>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rotateX()</text:p>
          </table:table-cell>
          <table:table-cell table:style-name="ce2" office:value-type="string">
            <text:p>[blender object:none] o; [num:none] value; [boolean:True] absolute</text:p>
          </table:table-cell>
          <table:table-cell office:value-type="string">
            <text:p>-</text:p>
          </table:table-cell>
          <table:table-cell office:value-type="string">
            <text:p>apply a rotation on x axis using local or global axis</text:p>
          </table:table-cell>
          <table:table-cell office:value-type="string">
            <text:p>pbge.rotateX( <text:span text:style-name="T1">myobject, 5, False</text:span>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rotateX()</text:p>
          </table:table-cell>
          <table:table-cell table:style-name="ce2" office:value-type="string">
            <text:p>[string:none] o; [num:none] value; [boolean:True] absolute</text:p>
          </table:table-cell>
          <table:table-cell office:value-type="string">
            <text:p>-</text:p>
          </table:table-cell>
          <table:table-cell office:value-type="string">
            <text:p>apply a rotation on x axis using local or global axis</text:p>
          </table:table-cell>
          <table:table-cell office:value-type="string">
            <text:p>pbge.rotateX( <text:span text:style-name="T1">“myobjectname”, 5, False</text:span>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rotateY()</text:p>
          </table:table-cell>
          <table:table-cell table:style-name="ce2" office:value-type="string">
            <text:p>[blender object:none] o; [num:none] value</text:p>
          </table:table-cell>
          <table:table-cell office:value-type="string">
            <text:p>-</text:p>
          </table:table-cell>
          <table:table-cell office:value-type="string">
            <text:p>apply a rotation on y axis</text:p>
          </table:table-cell>
          <table:table-cell office:value-type="string">
            <text:p>pbge.rotateY( <text:span text:style-name="T1">myobject, 5</text:span>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rotateY()</text:p>
          </table:table-cell>
          <table:table-cell table:style-name="ce2" office:value-type="string">
            <text:p>[string:none] o; [num:none] value</text:p>
          </table:table-cell>
          <table:table-cell office:value-type="string">
            <text:p>-</text:p>
          </table:table-cell>
          <table:table-cell office:value-type="string">
            <text:p>apply a rotation on y axis</text:p>
          </table:table-cell>
          <table:table-cell office:value-type="string">
            <text:p>pbge.rotateY( <text:span text:style-name="T1">“myobjectname”, 5</text:span>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rotateY()</text:p>
          </table:table-cell>
          <table:table-cell table:style-name="ce2" office:value-type="string">
            <text:p>[blender object:none] o; [num:none] value; [boolean:True] absolute</text:p>
          </table:table-cell>
          <table:table-cell office:value-type="string">
            <text:p>-</text:p>
          </table:table-cell>
          <table:table-cell office:value-type="string">
            <text:p>apply a rotation on y axis using local or global axis</text:p>
          </table:table-cell>
          <table:table-cell office:value-type="string">
            <text:p>pbge.rotateY( <text:span text:style-name="T1">myobject, 5, False</text:span>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rotateY()</text:p>
          </table:table-cell>
          <table:table-cell table:style-name="ce2" office:value-type="string">
            <text:p>[string:none] o; [num:none] value; [boolean:True] absolute</text:p>
          </table:table-cell>
          <table:table-cell office:value-type="string">
            <text:p>-</text:p>
          </table:table-cell>
          <table:table-cell office:value-type="string">
            <text:p>apply a rotation on y axis using local or global axis</text:p>
          </table:table-cell>
          <table:table-cell office:value-type="string">
            <text:p>pbge.rotateY( <text:span text:style-name="T1">“myobjectname”, 5, False</text:span>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rotateZ()</text:p>
          </table:table-cell>
          <table:table-cell table:style-name="ce2" office:value-type="string">
            <text:p>[blender object:none] o; [num:none] value</text:p>
          </table:table-cell>
          <table:table-cell office:value-type="string">
            <text:p>-</text:p>
          </table:table-cell>
          <table:table-cell office:value-type="string">
            <text:p>apply a rotation on z axis</text:p>
          </table:table-cell>
          <table:table-cell office:value-type="string">
            <text:p>pbge.rotateZ( <text:span text:style-name="T1">myobject, 5</text:span> 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rotateZ()</text:p>
          </table:table-cell>
          <table:table-cell table:style-name="ce2" office:value-type="string">
            <text:p>[string:none] o; [num:none] value</text:p>
          </table:table-cell>
          <table:table-cell office:value-type="string">
            <text:p>-</text:p>
          </table:table-cell>
          <table:table-cell office:value-type="string">
            <text:p>apply a rotation on z axis</text:p>
          </table:table-cell>
          <table:table-cell office:value-type="string">
            <text:p>pbge.rotateZ( <text:span text:style-name="T1">“myobjectname”, 5</text:span>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rotateZ()</text:p>
          </table:table-cell>
          <table:table-cell table:style-name="ce2" office:value-type="string">
            <text:p>[blender object:none] o; [num:none] value; [boolean:True] absolute</text:p>
          </table:table-cell>
          <table:table-cell office:value-type="string">
            <text:p>-</text:p>
          </table:table-cell>
          <table:table-cell office:value-type="string">
            <text:p>apply a rotation on z axis using local or global axis</text:p>
          </table:table-cell>
          <table:table-cell office:value-type="string">
            <text:p>pbge.rotateZ( <text:span text:style-name="T1">myobject, 5, False</text:span> )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rotateZ()</text:p>
          </table:table-cell>
          <table:table-cell table:style-name="ce2" office:value-type="string">
            <text:p>[string:none] o; [num:none] value; [boolean:True] absolute</text:p>
          </table:table-cell>
          <table:table-cell office:value-type="string">
            <text:p>-</text:p>
          </table:table-cell>
          <table:table-cell office:value-type="string">
            <text:p>apply a rotation on z axis using local or global axis</text:p>
          </table:table-cell>
          <table:table-cell office:value-type="string">
            <text:p>pbge.rotateZ( <text:span text:style-name="T1">“myobjectname”, 5, False</text:span> )</text:p>
          </table:table-cell>
          <table:table-cell table:number-columns-repeated="1017"/>
        </table:table-row>
        <table:table-row table:style-name="ro1">
          <table:table-cell office:value-type="string">
            <text:p>util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vector()</text:p>
          </table:table-cell>
          <table:table-cell/>
          <table:table-cell office:value-type="string">
            <text:p>mathutils.Vector</text:p>
          </table:table-cell>
          <table:table-cell office:value-type="string">
            <text:p>create a 3D vector at 0,0,0</text:p>
          </table:table-cell>
          <table:table-cell office:value-type="string">
            <text:p>newvector = pbge.vector(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vector()</text:p>
          </table:table-cell>
          <table:table-cell office:value-type="string">
            <text:p>[num:none] x; [num:none] y; [num:none] z</text:p>
          </table:table-cell>
          <table:table-cell office:value-type="string">
            <text:p>mathutils.Vector</text:p>
          </table:table-cell>
          <table:table-cell office:value-type="string">
            <text:p>create a 3D vector</text:p>
          </table:table-cell>
          <table:table-cell table:style-name="ce2" office:value-type="string">
            <text:p><text:span text:style-name="T1">newvector = pbge.vector( 1,1.5,0 )</text:span>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reateOscReceiver()</text:p>
          </table:table-cell>
          <table:table-cell office:value-type="string">
            <text:p>[int:0] port; [string:'/pbge'] marker</text:p>
          </table:table-cell>
          <table:table-cell office:value-type="string">
            <text:p>-</text:p>
          </table:table-cell>
          <table:table-cell office:value-type="string">
            <text:p>create a OSC receiver</text:p>
          </table:table-cell>
          <table:table-cell table:style-name="Default"/>
          <table:table-cell office:value-type="string">
            <text:p>NOT YET IMPLEMENTED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isLowercase()</text:p>
          </table:table-cell>
          <table:table-cell office:value-type="string">
            <text:p>[char:none] char</text:p>
          </table:table-cell>
          <table:table-cell office:value-type="string">
            <text:p>boolean</text:p>
          </table:table-cell>
          <table:table-cell office:value-type="string">
            <text:p>test if the given character is lower or uppercase</text:p>
          </table:table-cell>
          <table:table-cell/>
          <table:table-cell office:value-type="string">
            <text:p>NOT YET IMPLEMENTED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char2lowercase()</text:p>
          </table:table-cell>
          <table:table-cell office:value-type="string">
            <text:p>[char:none] char</text:p>
          </table:table-cell>
          <table:table-cell table:style-name="ce2" office:value-type="string">
            <text:p>char</text:p>
          </table:table-cell>
          <table:table-cell office:value-type="string">
            <text:p>transform a char to lowercase (if it is uppercase)</text:p>
          </table:table-cell>
          <table:table-cell/>
          <table:table-cell office:value-type="string">
            <text:p>NOT YET IMPLEMENT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char2ascii()</text:p>
          </table:table-cell>
          <table:table-cell office:value-type="string">
            <text:p>[char:none] char</text:p>
          </table:table-cell>
          <table:table-cell office:value-type="string">
            <text:p>signed int</text:p>
          </table:table-cell>
          <table:table-cell office:value-type="string">
            <text:p>transform a char to ascii, returns -1 if it fails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rgba2vector()</text:p>
          </table:table-cell>
          <table:table-cell office:value-type="string">
            <text:p>[num:255|0,255] r; [num:255|0,255] g; [num:255|0,255] b; [num:255|0,255] a</text:p>
          </table:table-cell>
          <table:table-cell office:value-type="string">
            <text:p>mathutils.Vector</text:p>
          </table:table-cell>
          <table:table-cell office:value-type="string">
            <text:p>turns the 4 color values into a 4 dimensions vector ready to use in blender worl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rgb2vector()</text:p>
          </table:table-cell>
          <table:table-cell office:value-type="string">
            <text:p>[num:255|0,255] r; [num:255|0,255] g; [num:255|0,255] b</text:p>
          </table:table-cell>
          <table:table-cell office:value-type="string">
            <text:p>mathutils.Vector</text:p>
          </table:table-cell>
          <table:table-cell office:value-type="string">
            <text:p>turns the 3 color values into a 3 dimensions vector ready to use in blender world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prepareColor()</text:p>
          </table:table-cell>
          <table:table-cell table:style-name="ce2" office:value-type="string">
            <text:p><text:span text:style-name="T1">[num:none] c</text:span></text:p>
          </table:table-cell>
          <table:table-cell office:value-type="string">
            <text:p>float</text:p>
          </table:table-cell>
          <table:table-cell office:value-type="string">
            <text:p>validate that the given value is between 0 and 255, caps it if not and normalize it between 0 and 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getScale()</text:p>
          </table:table-cell>
          <table:table-cell table:style-name="ce2" office:value-type="string">
            <text:p>[blender object:none] obj</text:p>
          </table:table-cell>
          <table:table-cell office:value-type="string">
            <text:p>mathutils.Vector</text:p>
          </table:table-cell>
          <table:table-cell office:value-type="string">
            <text:p>returns the scale of the objec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applyOrientation()</text:p>
          </table:table-cell>
          <table:table-cell table:style-name="ce2" office:value-type="string">
            <text:p>[blender object:none] obj; [mathutils.Matrix:none] matorientation</text:p>
          </table:table-cell>
          <table:table-cell office:value-type="string">
            <text:p>-</text:p>
          </table:table-cell>
          <table:table-cell office:value-type="string">
            <text:p>apply the new orientation on the objec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applyOrientation()</text:p>
          </table:table-cell>
          <table:table-cell table:style-name="ce2" office:value-type="string">
            <text:p>[blender object:none] obj; [mathutils.Matrix:none] matorientation; [boolean:True] absolute</text:p>
          </table:table-cell>
          <table:table-cell office:value-type="string">
            <text:p>-</text:p>
          </table:table-cell>
          <table:table-cell office:value-type="string">
            <text:p>apply the new orientation on the object, using local or global matrix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getPosition()</text:p>
          </table:table-cell>
          <table:table-cell office:value-type="string">
            <text:p>[blender object:none] obj</text:p>
          </table:table-cell>
          <table:table-cell office:value-type="string">
            <text:p>mathutils.Vector</text:p>
          </table:table-cell>
          <table:table-cell office:value-type="string">
            <text:p>returns the global position of the object 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getPosition()</text:p>
          </table:table-cell>
          <table:table-cell office:value-type="string">
            <text:p>[blender object:none] obj; [boolean:True] absolute</text:p>
          </table:table-cell>
          <table:table-cell office:value-type="string">
            <text:p>mathutils.Vector</text:p>
          </table:table-cell>
          <table:table-cell office:value-type="string">
            <text:p>returns the local or global position of the object 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getOrientation()</text:p>
          </table:table-cell>
          <table:table-cell office:value-type="string">
            <text:p>[blender object:none] obj</text:p>
          </table:table-cell>
          <table:table-cell office:value-type="string">
            <text:p>mathutils.Matrix</text:p>
          </table:table-cell>
          <table:table-cell office:value-type="string">
            <text:p>returns the global orientation of the object 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getOrientation()</text:p>
          </table:table-cell>
          <table:table-cell office:value-type="string">
            <text:p>[blender object:none] obj; [boolean:True] absolute</text:p>
          </table:table-cell>
          <table:table-cell office:value-type="string">
            <text:p>mathutils.Matrix</text:p>
          </table:table-cell>
          <table:table-cell office:value-type="string">
            <text:p>returns the local or global orientation of the object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getGeneratedByName()</text:p>
          </table:table-cell>
          <table:table-cell table:style-name="ce2" office:value-type="string">
            <text:p>[string:none] name</text:p>
          </table:table-cell>
          <table:table-cell office:value-type="string">
            <text:p>blender object</text:p>
          </table:table-cell>
          <table:table-cell office:value-type="string">
            <text:p>find an object created in the scene via a “create*” method via its name, return 0 if name does not exi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ublic</text:p>
          </table:table-cell>
          <table:table-cell office:value-type="string">
            <text:p>getObjectName()</text:p>
          </table:table-cell>
          <table:table-cell table:style-name="ce2" office:value-type="string">
            <text:p>[blender object:none] obj</text:p>
          </table:table-cell>
          <table:table-cell office:value-type="string">
            <text:p>string</text:p>
          </table:table-cell>
          <table:table-cell office:value-type="string">
            <text:p>return object's name, return 0 if name does not exis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ublic</text:p>
          </table:table-cell>
          <table:table-cell office:value-type="string">
            <text:p>getObjectByName()</text:p>
          </table:table-cell>
          <table:table-cell table:style-name="ce2" office:value-type="string">
            <text:p>[string:none] name</text:p>
          </table:table-cell>
          <table:table-cell office:value-type="string">
            <text:p>blender object</text:p>
          </table:table-cell>
          <table:table-cell office:value-type="string">
            <text:p>find an object in all objects presents on the scene via its name, return 0 if name does not exist</text:p>
          </table:table-cell>
          <table:table-cell table:number-columns-repeated="1018"/>
        </table:table-row>
        <table:table-row table:style-name="ro6" table:number-rows-repeated="104839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0">00/00/0000</text:date>, <text:time style:data-style-name="N2" text:time-value="0000-00-00T12:24:2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iezafe </meta:initial-creator>
    <meta:creation-date>2013-08-09T16:41:06</meta:creation-date>
    <dc:date>2013-08-10T13:53:21</dc:date>
    <dc:creator>frankiezafe </dc:creator>
    <meta:editing-duration>PT2H45M14S</meta:editing-duration>
    <meta:editing-cycles>219</meta:editing-cycles>
    <meta:generator>LibreOffice/3.6$Linux_x86 LibreOffice_project/360m1$Build-2</meta:generator>
    <meta:document-statistic meta:table-count="1" meta:cell-count="943" meta:object-count="0"/>
  </office:meta>
</office:document-meta>
</file>